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style:text-underline-style="none" fo:font-weight="bold" style:font-weight-asian="bold" style:font-weight-complex="bold"/>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Standard" style:list-style-name="L12"/>
    <style:style style:name="P19" style:family="paragraph" style:parent-style-name="Standard" style:list-style-name="L13"/>
    <style:style style:name="P20" style:family="paragraph" style:parent-style-name="Standard" style:list-style-name="L14"/>
    <style:style style:name="P21" style:family="paragraph" style:parent-style-name="Standard" style:list-style-name="L15"/>
    <style:style style:name="P22" style:family="paragraph" style:parent-style-name="Standard" style:list-style-name="L16"/>
    <style:style style:name="P23" style:family="paragraph" style:parent-style-name="Standard" style:list-style-name="L16">
      <style:text-properties fo:background-color="#ffff00"/>
    </style:style>
    <style:style style:name="P24" style:family="paragraph" style:parent-style-name="Standard" style:list-style-name="L20">
      <style:text-properties fo:background-color="#ffff00"/>
    </style:style>
    <style:style style:name="P25" style:family="paragraph" style:parent-style-name="Standard" style:list-style-name="L21">
      <style:text-properties fo:background-color="#ffff00"/>
    </style:style>
    <style:style style:name="P26" style:family="paragraph" style:parent-style-name="Standard" style:list-style-name="L24">
      <style:text-properties fo:background-color="#ffff00"/>
    </style:style>
    <style:style style:name="P27" style:family="paragraph" style:parent-style-name="Standard" style:list-style-name="L25">
      <style:text-properties fo:background-color="#ffff00"/>
    </style:style>
    <style:style style:name="P28" style:family="paragraph" style:parent-style-name="Standard" style:list-style-name="L26">
      <style:text-properties fo:background-color="#ffff00"/>
    </style:style>
    <style:style style:name="P29" style:family="paragraph" style:parent-style-name="Standard" style:list-style-name="L27">
      <style:text-properties fo:background-color="#ffff00"/>
    </style:style>
    <style:style style:name="P30" style:family="paragraph" style:parent-style-name="Standard" style:list-style-name="L17"/>
    <style:style style:name="P31" style:family="paragraph" style:parent-style-name="Standard" style:list-style-name="L18"/>
    <style:style style:name="P32" style:family="paragraph" style:parent-style-name="Standard" style:list-style-name="L19"/>
    <style:style style:name="P33" style:family="paragraph" style:parent-style-name="Standard" style:list-style-name="L20"/>
    <style:style style:name="P34" style:family="paragraph" style:parent-style-name="Standard" style:list-style-name="L21"/>
    <style:style style:name="P35" style:family="paragraph" style:parent-style-name="Standard" style:list-style-name="L22"/>
    <style:style style:name="P36" style:family="paragraph" style:parent-style-name="Standard" style:list-style-name="L23"/>
    <style:style style:name="P37" style:family="paragraph" style:parent-style-name="Standard" style:list-style-name="L24"/>
    <style:style style:name="P38" style:family="paragraph" style:parent-style-name="Standard" style:list-style-name="L25"/>
    <style:style style:name="P39" style:family="paragraph" style:parent-style-name="Standard" style:list-style-name="L26"/>
    <style:style style:name="P40" style:family="paragraph" style:parent-style-name="Standard" style:list-style-name="L27"/>
    <style:style style:name="P41" style:family="paragraph" style:parent-style-name="Standard" style:list-style-name="L28"/>
    <style:style style:name="P42"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3667703851023431230" text:style-name="L1">
        <text:list-item>
          <text:p text:style-name="P7">Projekt erstellt</text:p>
        </text:list-item>
        <text:list-item>
          <text:p text:style-name="P7">Unity 2018.4.12f1 (LTS) weil LTS</text:p>
        </text:list-item>
        <text:list-item>
          <text:p text:style-name="P7">Hat aber bekanntes Problem mit “unassigned field” Warnungen, werde vielleicht wechseln</text:p>
        </text:list-item>
        <text:list-item>
          <text:p text:style-name="P7">WebGL-Support mitinstalliert, weil möglicherweise auch abgespeckte Web-Version</text:p>
        </text:list-item>
      </text:list>
      <text:p text:style-name="Standard"/>
      <text:list xml:id="list7324433910409142580" text:style-name="L2">
        <text:list-item>
          <text:p text:style-name="P8">Anfang mit Hauptmenü (Sehr grobe Version)</text:p>
        </text:list-item>
        <text:list-item>
          <text:p text:style-name="P8">Je eine Canvas pro Bildschirm, aus Performancegründen (Canvases werden KOMPLETT neu gebaut, wenn etwas verändert wird)</text:p>
        </text:list-item>
        <text:list-item>
          <text:p text:style-name="P8">Jede Canvas als Prefab, damit versehentliche Änderungen einfacher rückgängig zu machen sind</text:p>
        </text:list-item>
        <text:list-item>
          <text:p text:style-name="P8">TextMeshPro importiert, weil justified Text für die Erklärungen wichtig sein wird (Unity kann nur left-/right-/center-aligned)</text:p>
        </text:list-item>
        <text:list-item>
          <text:p text:style-name="P8">Einige Fonts importiert (Arial, SegoeUI, Consolas) und mich mit dem TMP FontAssetCreator vertraut gemacht</text:p>
        </text:list-item>
        <text:list-item>
          <text:p text:style-name="P8">Suzanne (Affe) importiert als 3D-Testmodell, besser als Würfel/Kugeln...</text:p>
        </text:list-item>
      </text:list>
      <text:p text:style-name="Standard"/>
      <text:list xml:id="list8371005958144489687" text:style-name="L3">
        <text:list-item>
          <text:p text:style-name="P9">Automatische Generierung der Buttons im Hauptmenü dank meiner Erfahrung aus dem Praktikum (ist einfacher für mich, als es per Hand zu bauen. Und es ist einfacher zu ändern...)</text:p>
        </text:list-item>
      </text:list>
      <text:p text:style-name="Standard"/>
      <text:list xml:id="list3451969419066047485" text:style-name="L4">
        <text:list-item>
          <text:p text:style-name="P10">Angefangen mit dem Vertex-Screen</text:p>
        </text:list-item>
        <text:list-item>
          <text:p text:style-name="P10">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0">2 weitere Kameras hinzugefügt und sie so eingestellt, dass sie nur bestimmte Objekte rendern und das auf eine RenderTexture</text:p>
        </text:list-item>
        <text:list-item>
          <text:p text:style-name="P10">Mein CustomMatrix-Zeug importiert und angepasst</text:p>
        </text:list-item>
        <text:list-item>
          <text:p text:style-name="P10">Der CustomMatrix-Shader z.B. nutzt nun IBL</text:p>
        </text:list-item>
        <text:list-item>
          <text:p text:style-name="P10">Idee CanvasRegistry und CanvasID (von wegen CanvasRegistry.Get(id) zum Screen-wechseln, denke mir aber, dass das besser geht...)</text:p>
        </text:list-item>
        <text:list-item>
          <text:p text:style-name="P10">Herausgefunden, wie man Kameras AUSSCHLIESSLICH manuell rendern kann (disablen und dann cam.Render())</text:p>
        </text:list-item>
        <text:list-item>
          <text:p text:style-name="P10">CustomCamera-Script erstellt, das sich um die Matrizen kümmert, damit die Objekte nicht wissen müssen, ob sie jetzt mehrere VP-Matrizen anwenden müssen (für die “Aussenansicht”)</text:p>
        </text:list-item>
        <text:list-item>
          <text:p text:style-name="P10">Problem gefunden, dass Objekte cullen, auch wenn sie technisch gesehen auf dem Bildschirm sind (mehrere Ideen zu Lösung)</text:p>
        </text:list-item>
      </text:list>
      <text:p text:style-name="Standard"/>
      <text:p text:style-name="P4"><text:soft-page-break/>19.11.19</text:p>
      <text:p text:style-name="Standard"/>
      <text:list xml:id="list691349619177725353" text:style-name="L5">
        <text:list-item>
          <text:p text:style-name="P11">Überlegt, wie ich die RenderTextures vernünftig resizen könnte</text:p>
        </text:list-item>
        <text:list-item>
          <text:p text:style-name="P11">Sind ein paar Ebenen tief in der Canvas</text:p>
        </text:list-item>
        <text:list-item>
          <text:p text:style-name="P11">Nicht unmöglich, aber umständlich</text:p>
        </text:list-item>
        <text:list-item>
          <text:p text:style-name="P11">Kurz gegooglet, ob es schon eine vorgefertigte Lösung in der Unity-API gibt, aber kein Glück</text:p>
        </text:list-item>
        <text:list-item>
          <text:p text:style-name="P11">Idee, es einfach manuell zu machen und Fehler zu fixen, wenn sie auftauchen (Rekursiv von der Canvas selbst ausgehen und mittels der Bounds und sizeDeltas die schlussendliche Größe zu finden)</text:p>
        </text:list-item>
        <text:list-item>
          <text:p text:style-name="P11">Dann aber darauf gekommen, dass ich einfach viewport rects für die Kameras benutzen könnte</text:p>
        </text:list-item>
        <text:list-item>
          <text:p text:style-name="P11">Problem: Plötzlich wurde alles wieder falsch gerendert</text:p>
        </text:list-item>
        <text:list-item>
          <text:p text:style-name="P11">Weil GL.GetGPUProjectionMatrix renderIntoTexture immer auf true war (hatte bisher keinen Sinn darin gesehen, es zu ändern)</text:p>
          <text:list>
            <text:list-item>
              <text:p text:style-name="P11">Bei Forward, Deferred und im Scene-View war es NUR korrekt wenn dieses Parameter auf true war</text:p>
            </text:list-item>
            <text:list-item>
              <text:p text:style-name="P11">Beim Rendern in RenderTextures war es auch korrekt (dafür war es ja da)</text:p>
            </text:list-item>
            <text:list-item>
              <text:p text:style-name="P11">Beim Rendern in ein KLEINERES viewport rect als den gesamten Bildschirm AUF FORWARD hingegen ging es schief</text:p>
            </text:list-item>
            <text:list-item>
              <text:p text:style-name="P11">Kameras auf Deferred: Alles gut, Forward: Probleme</text:p>
            </text:list-item>
            <text:list-item>
              <text:p text:style-name="P11">Eigentlich ist nur die y-Achse geflippt, das beeinflusst aber die Triangle-Order sodass alles eventuell von innen nach außen gerendert wird. </text:p>
            </text:list-item>
            <text:list-item>
              <text:p text:style-name="P11">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5469584221220287152" text:style-name="L6">
        <text:list-item>
          <text:p text:style-name="P12">Um Culling-Problem zu lösen, mich dazu entschieden, die Kameras (und später auch Objekte) in festen Positionen zu lassen, in denen Culling nie auftreten wird</text:p>
        </text:list-item>
        <text:list-item>
          <text:p text:style-name="P12">Objekte werden ohnehin über Custom-Matrizen gerendert</text:p>
        </text:list-item>
        <text:list-item>
          <text:p text:style-name="P12">Einführung Klasse "CustomTransform"</text:p>
          <text:list>
            <text:list-item>
              <text:p text:style-name="P12">Kann mit new-Keyword den Transform in einem Script overriden</text:p>
            </text:list-item>
            <text:list-item>
              <text:p text:style-name="P12">Referenziert ein separates GameObject mit dem Transform, der dann beeinflusst wird</text:p>
            </text:list-item>
          </text:list>
        </text:list-item>
        <text:list-item>
          <text:p text:style-name="P12">Herausgefunden, dass die View-Matrix in Unity nicht nur die inverse "Model-Matrix" der Kamera ist, sondern die y-Achse invertiert werden muss (per localScale)</text:p>
          <text:p text:style-name="P12"/>
        </text:list-item>
        <text:list-item>
          <text:p text:style-name="P12">Kamerasteuerung über UI implementiert</text:p>
          <text:list>
            <text:list-item>
              <text:p text:style-name="P12">Zuerst Zoom (à la Blender, Empfindlichkeit abhängig von Distanz zum Pivot, Abfangen bevor sie 0 wird, Stop bei Near Clipping Plane), implementiert mit IScrollHandler</text:p>
            </text:list-item>
            <text:list-item>
              <text:p text:style-name="P12">Dann Orbit und Pan mit IPointerDown und -Up</text:p>
            </text:list-item>
            <text:list-item>
              <text:p text:style-name="P12">Herausgefunden, wie man die Maustaste, die geklickt wurde, bei Events herausfindet (pointerId -1, -2, -3 für LMB, RMB und MMB jeweils)</text:p>
            </text:list-item>
          </text:list>
        </text:list-item>
      </text:list>
      <text:p text:style-name="Standard"/>
      <text:p text:style-name="P4">20.11.19</text:p>
      <text:p text:style-name="Standard"/>
      <text:list xml:id="list5242256085095766006" text:style-name="L7">
        <text:list-item>
          <text:p text:style-name="P13">Versucht, Clipping zu visualisieren mittels worldPos (sollte zwischen -1 und 1 liegen bei der externen Kamera)</text:p>
        </text:list-item>
        <text:list-item>
          <text:p text:style-name="P13">Problem, dass MVP * VP irgendwie der erste MVP-Teil nicht vernünftig in einer worldPos resultiert</text:p>
        </text:list-item>
        <text:list-item>
          <text:p text:style-name="P13">Versucht, mit GL einen Grid-Floor zu zeichnen, aber Probleme mit Matrizen (Es scheint, GL <text:soft-page-break/>will komplett andere Matrizen als Unity (Z-Buffer komplett falsch..))</text:p>
        </text:list-item>
        <text:list-item>
          <text:p text:style-name="P13">Überlegt, komplett zu GL zu gehen, weil ich dann null Probleme mit automatischen Unity-Culling hätte</text:p>
        </text:list-item>
        <text:list-item>
          <text:p text:style-name="P13">Problem: GL kann keine Normalen passen, nur Vertices, Vertex-Colours und TexCoords</text:p>
        </text:list-item>
        <text:list-item>
          <text:p text:style-name="P13">Lösung Normalen in Geometry Shader berechnen, Ergebnis Flat Shading</text:p>
        </text:list-item>
        <text:list-item>
          <text:p text:style-name="P13">Shader gemacht, der komplett intern Licht etc macht</text:p>
        </text:list-item>
        <text:list-item>
          <text:p text:style-name="P13">Zu Debugzwecken auch eingebaut, dass VFACE visualisiert wird</text:p>
        </text:list-item>
        <text:list-item>
          <text:p text:style-name="P13">Versucht, sogar die Backfaces semitransparent mittels Dithering zu machen, aber Probleme, dass meine screenPos nicht ganz konsistent war (Das Pattern war leicht von der Tiefe abhängig...)</text:p>
        </text:list-item>
      </text:list>
      <text:p text:style-name="Standard"/>
      <text:list xml:id="list2818773746533349088" text:style-name="L8">
        <text:list-item>
          <text:p text:style-name="P14">Alte LWJGL OpenGL-Sachen aus CG herausgekramt</text:p>
        </text:list-item>
        <text:list-item>
          <text:p text:style-name="P14">Code für Matritzen kopiert und dann Stück für Stück gefixt</text:p>
        </text:list-item>
        <text:list-item>
          <text:p text:style-name="P14">z.B. dass die ProjectionMatrix mit einer negativen z-Scale-Matrix multipliziert werden musste (das war alles)</text:p>
        </text:list-item>
        <text:list-item>
          <text:p text:style-name="P14">Bei View-Matrix mussten als Basisvektoren links, oben und forwärts statt rechts, oben und hinten (lwjgl)</text:p>
        </text:list-item>
        <text:list-item>
          <text:p text:style-name="P14">View-Matrix hatte sich weiterhin falsch verhalten, aber nur, wenn ich die Kamera bewegt hatte -&gt; statt translation * rotation das umgekehrte (rotation * translation) </text:p>
        </text:list-item>
      </text:list>
      <text:p text:style-name="Standard"/>
      <text:list xml:id="list7317550826989382832" text:style-name="L9">
        <text:list-item>
          <text:p text:style-name="P15">Weiter versucht, Clipping Volume zu zeigen, diesmal über externe Objekte (GEquals und LEquals mit Backfaces drawn), deckt aber nie zuverlässig das gesamte Objekt ab...</text:p>
        </text:list-item>
        <text:list-item>
          <text:p text:style-name="P15">Geditherte Backfaces hinbekommten, da xy-der clip-Space position bereits die screenPos ist (diesmal NICHT tiefenabhängig)</text:p>
        </text:list-item>
        <text:list-item>
          <text:p text:style-name="P15">Berechnung der View-Matrix vom alten "LookAt"-Style zu einem direkteren (ohne center) geändert</text:p>
        </text:list-item>
      </text:list>
      <text:p text:style-name="Standard"/>
      <text:p text:style-name="P4">21.11.19</text:p>
      <text:p text:style-name="Standard"/>
      <text:list xml:id="list4101747387243637974" text:style-name="L10">
        <text:list-item>
          <text:p text:style-name="P16">Erstes Treffen mit Lenz</text:p>
        </text:list-item>
        <text:list-item>
          <text:p text:style-name="P16">Basically nur das Problem mit der Clip-Space-Visualisierung besprochen (und ein wenig das weitere Vorgehen, sprich melden, erst, wenn ich wieder was zu zeigen hab)</text:p>
        </text:list-item>
        <text:list-item>
          <text:p text:style-name="P16">Hat ein bisschen gedauert, bis wir beide wussten, was wir einander meinten</text:p>
        </text:list-item>
        <text:list-item>
          <text:p text:style-name="P16">Ein wenig probiert</text:p>
        </text:list-item>
        <text:list-item>
          <text:p text:style-name="P16">z.B. als model-matrix nicht die gesamte MVP, sondern nur MV, aber P trotzdem auf die finale MVPVP multipliziert</text:p>
        </text:list-item>
        <text:list-item>
          <text:p text:style-name="P16">War zwar falsch, aber worldPos war immerhin korrekt</text:p>
        </text:list-item>
        <text:list-item>
          <text:p text:style-name="P16">Erwähnt, dass vielleicht die w-Koordinate etwas damit zu tun hat</text:p>
        </text:list-item>
        <text:list-item>
          <text:p text:style-name="P16">Haben es probiert, aber kein vernünftiges Ergebnis bekommen</text:p>
        </text:list-item>
        <text:list-item>
          <text:p text:style-name="P16">Nach Hause, Blatt Papier, einfache Matrix konstruiert (90° FOV, clipping bei 1 und 2, 1/1 aspect ratio) und ein paar vektoren berechnet</text:p>
          <text:list>
            <text:list-item>
              <text:p text:style-name="P16">Gefunden, dass w-Koordinate = originales z und dass man den gesamten Vektor durch (nun) w teilen muss für die korrekten clip-space-Koordinaten</text:p>
            </text:list-item>
            <text:list-item>
              <text:p text:style-name="P16">Also doch durch w teilen</text:p>
            </text:list-item>
            <text:list-item>
              <text:p text:style-name="P16">LÖSUNG: Gesamten float4 worldPos in Fragment Shader interpolieren, DORT durch w teilen</text:p>
            </text:list-item>
          </text:list>
        </text:list-item>
      </text:list>
      <text:p text:style-name="Standard"/>
      <text:list xml:id="list6284189537601888672" text:style-name="L11">
        <text:list-item>
          <text:p text:style-name="P17">Damit die Clip-Space-Vis im Shader zum Funktionieren gebracht (ein weiteres #pragma shader_feature) mittels ein paar step-Calls (UNBEDINGT CODE EINFÜGEN!!!)</text:p>
        </text:list-item>
        <text:list-item>
          <text:p text:style-name="P17">Weiter daran gearbeitet, die GL-Kameras zu nutzen</text:p>
        </text:list-item>
        <text:list-item>
          <text:p text:style-name="P17"><text:soft-page-break/>Herausgefunden, dass GL.Color nur nach GL.Begin einen Effekt hat (wire floor war nicht die richtige Farbe)</text:p>
        </text:list-item>
        <text:list-item>
          <text:p text:style-name="P17">Herausgefunden, dass ich Material.SetMatrix vor Material.SetPass machen muss, sonst ist die Matrix 1 Frame zu spät da</text:p>
        </text:list-item>
      </text:list>
      <text:p text:style-name="Standard"/>
      <text:list xml:id="list3849189757071359334" text:style-name="L12">
        <text:list-item>
          <text:list>
            <text:list-item>
              <text:p text:style-name="P18">Endlich die restlichen Matritzen von LWJGL importiert (musste nur ein bisschen ändern, da ich damals sehr Unity-ähnliche Klassennamen gewählt hatte)</text:p>
            </text:list-item>
            <text:list-item>
              <text:p text:style-name="P18">Musste nichts verändern, da ich sie damals schon nach dem Unitymodell konstruiert hatte (die Rotationsmatrix ist die einzige, bei der das wirklich etwas ausmacht...)</text:p>
            </text:list-item>
          </text:list>
        </text:list-item>
      </text:list>
      <text:p text:style-name="Standard"/>
      <text:list xml:id="list649505161942595707" text:style-name="L13">
        <text:list-item>
          <text:p text:style-name="P19">Zeichnen mit GL komplett implementiert (alle Transforms sind identisch mit dem von Unity)</text:p>
        </text:list-item>
        <text:list-item>
          <text:p text:style-name="P19">Pivot-Visualisierung schnell gemacht</text:p>
          <text:list>
            <text:list-item>
              <text:p text:style-name="P19">Einfach nur ein 45° gedrehtes oranges Quad mit einer weißen Outline (inspiriert von Blender)</text:p>
            </text:list-item>
            <text:list-item>
              <text:p text:style-name="P19">Ist immer sichtbar, aber wenn verdeckt (hinter Geometrie) dann nur halbtransparent</text:p>
            </text:list-item>
            <text:list-item>
              <text:p text:style-name="P19">Hat konstante Pixelgröße, heißt, ob 360p oder 4K, der Pivot ist immer (z.B.) 9 Pixel horizontal und vertikal</text:p>
            </text:list-item>
            <text:list-item>
              <text:p text:style-name="P19">Code dafür älteren Outline-Shadern von mir entnommen (als Skalierfaktor mit der Distanz zum Pivot multiplizieren und durch die vertikale Bildschirmauflösung teilen)</text:p>
            </text:list-item>
          </text:list>
        </text:list-item>
      </text:list>
      <text:p text:style-name="Standard"/>
      <text:list xml:id="list4728153882941574874" text:style-name="L14">
        <text:list-item>
          <text:p text:style-name="P20">Testweise MVPVP-Matrix getestet (testing testing) aber nur als special model-matrix</text:p>
          <text:list>
            <text:list-item>
              <text:p text:style-name="P20">Clippingdarstellung mit Verdunklung funktioniert super</text:p>
            </text:list-item>
            <text:list-item>
              <text:p text:style-name="P20">Leider brauche ich jetzt noch eine weitere Model-Matrix, weil nun alle meine Normalen im alten Clip-Space leben</text:p>
            </text:list-item>
            <text:list-item>
              <text:p text:style-name="P20">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4">22.11.19</text:p>
      <text:p text:style-name="Standard"/>
      <text:list xml:id="list1745414959348354369" text:style-name="L15">
        <text:list-item>
          <text:p text:style-name="P21">Special Clipping Matrix eingeführt, weil das definitiv die MVP-Matrix der anderen Kamera ist, wobei die Modelmatrix auch etwas anderes sein kann</text:p>
        </text:list-item>
      </text:list>
      <text:p text:style-name="Standard"/>
      <text:list xml:id="list4216005405466265099" text:style-name="L16">
        <text:list-item>
          <text:p text:style-name="P22">Scriptable Object für Farbschema</text:p>
          <text:list>
            <text:list-item>
              <text:p text:style-name="P22">Macht es einfacher, die Farben anzupassen und vor allem einen konsistenten Look für alles zu haben</text:p>
            </text:list-item>
            <text:list-item>
              <text:p text:style-name="P22">Nutzt ein event, um Farben auch updaten zu können, wenn alles schon läuft</text:p>
            </text:list-item>
            <text:list-item>
              <text:p text:style-name="P22">Ist als Singleton erreichbar, sodass keine Referenzen nötig sind (viele Dinge werden das Farbschema pollen)</text:p>
            </text:list-item>
            <text:list-item>
              <text:p text:style-name="P22">DANKE RAIN!!!</text:p>
            </text:list-item>
            <text:list-item>
              <text:p text:style-name="P22">Default ist Dark Theme, werde wahrscheinlich auch ein Default Light Theme einführen und vielleicht, wenn ich viel Lust habe, es als Textdatei exportier- und importierbar machen für User-Schemes (es sind immerhin nur Zahlen...)</text:p>
              <text:list>
                <text:list-item>
                  <text:p text:style-name="P23">Lesen muss dann auf fehlerfreiheit und vollkommenheit testen, sonst wird das interne ScriptableObject gelesen!!!</text:p>
                </text:list-item>
              </text:list>
            </text:list-item>
          </text:list>
        </text:list-item>
      </text:list>
      <text:p text:style-name="Standard"/>
      <text:list xml:id="list95860014720671202" text:style-name="L17">
        <text:list-item>
          <text:p text:style-name="P30">CanvasRegistry und CanvasID gelöscht, ebenso RenderTextures-Ordner</text:p>
        </text:list-item>
        <text:list-item>
          <text:p text:style-name="P30">Viel über Aussehen und Funktion des Programms nachgedacht und notiert</text:p>
          <text:list>
            <text:list-item>
              <text:p text:style-name="P30"><text:soft-page-break/>z.B. Option für x-Ray-Rendering der Wireframesachen</text:p>
            </text:list-item>
            <text:list-item>
              <text:p text:style-name="P30">z.B. Wireframewürfel für Clip-Space</text:p>
              <text:list>
                <text:list-item>
                  <text:p text:style-name="P30">Direkt implementiert</text:p>
                </text:list-item>
                <text:list-item>
                  <text:p text:style-name="P30">Selber Code wie für Kamera-Visualisierung (die ruft jetzt das Clip-Space Zeichnen mit ihrer eigenen Matrix)</text:p>
                </text:list-item>
              </text:list>
            </text:list-item>
            <text:list-item>
              <text:p text:style-name="P30">Wie die Matritzen (die auf dem UI) funktionieren sollen etc</text:p>
              <text:list>
                <text:list-item>
                  <text:p text:style-name="P30">Funktionen wie Inverse, Transpose, Identity setten anbieten</text:p>
                </text:list-item>
                <text:list-item>
                  <text:p text:style-name="P30">Variablen </text:p>
                </text:list-item>
                <text:list-item>
                  <text:p text:style-name="P30">Felder Funktionen eingeben lassen (wie in FreeCAD und wahrscheinlich auch Excel)</text:p>
                </text:list-item>
                <text:list-item>
                  <text:p text:style-name="P30">Das kann dann den selben Code nutzen wie der (momentan noch geplante) Fragment-Teil (der muss dann auch noch Sachen wie if und Semikolons und mehr können)</text:p>
                </text:list-item>
              </text:list>
            </text:list-item>
            <text:list-item>
              <text:p text:style-name="P30">Dass man in dem Feld pannen und zoomen können muss (da die Anwendung von 640p bis 4K nutzbar sein soll)</text:p>
            </text:list-item>
            <text:list-item>
              <text:p text:style-name="P30">"new Overlay()" (wahrscheinlich eher "Overlay.Activate(...)) für ... Overlays ... noch kein genauer Plan leider</text:p>
            </text:list-item>
            <text:list-item>
              <text:p text:style-name="P30">Dass die Buttons in den Render-Feldern beim Hovern kurz ihren "Namen" bzw ihre Funktion aufflashen, damit der User weiß, was sie machen. Ebenso wenn man direkt über dem Button hovert, bleibt sie sichtbar.</text:p>
            </text:list-item>
            <text:list-item>
              <text:p text:style-name="P30">Wireframe Rendering z.B. (direkt implementiert)</text:p>
            </text:list-item>
          </text:list>
        </text:list-item>
      </text:list>
      <text:p text:style-name="Standard"/>
      <text:list xml:id="list22575360" text:continue-numbering="true" text:style-name="L17">
        <text:list-item>
          <text:p text:style-name="P30">Angefangen, die neue Matrix-"Pipeline" zu nutzen (vorerst nur die Updatereihenfolge der Kameras fixiert)</text:p>
        </text:list-item>
        <text:list-item>
          <text:p text:style-name="P30">Pivot skaliert jetzt auch mit FOV (fast perfekt)</text:p>
        </text:list-item>
        <text:list-item>
          <text:p text:style-name="P30">Mikrooptimierung, indem der Pivot jetzt einen Triangle Strip zeichnet (4 Vertex Calls gegen 6)</text:p>
        </text:list-item>
      </text:list>
      <text:p text:style-name="Standard"/>
      <text:p text:style-name="P5">23.11.19</text:p>
      <text:p text:style-name="Standard"/>
      <text:list xml:id="list5462774862017015417" text:style-name="L18">
        <text:list-item>
          <text:p text:style-name="P31">Experimente mit String-Parsing für Expressions</text:p>
          <text:list>
            <text:list-item>
              <text:p text:style-name="P31">Erste Idee: Info2-Style Infix to Postfix mit Tokenizer</text:p>
            </text:list-item>
            <text:list-item>
              <text:p text:style-name="P31">Dann gesehen, dass es Klassen in C# gibt, die bereits Expressions auflösen können</text:p>
              <text:list>
                <text:list-item>
                  <text:p text:style-name="P31">DataTable, was im Grunde genommen ein Spreadsheet ist (heißt, booleans sind nicht 5 == 2, sondern 5=2)</text:p>
                </text:list-item>
                <text:list-item>
                  <text:p text:style-name="P31">Direktes Kompileren von C# Code (ENORMER OVERHEAD!!!)</text:p>
                </text:list-item>
              </text:list>
            </text:list-item>
            <text:list-item>
              <text:p text:style-name="P31">Also gegooglet und einen guten Link auf Stackoverflow gefunden</text:p>
              <text:list>
                <text:list-item>
                  <text:p text:style-name="P31">Nicht das übliche Infix to Postfix und dann Berechnen, sondern direkt in einem</text:p>
                </text:list-item>
                <text:list-item>
                  <text:p text:style-name="P31">Mochte aber den Code nicht</text:p>
                  <text:list>
                    <text:list-item>
                      <text:p text:style-name="P31">&gt; Selbst machen und Ideen nehmen</text:p>
                    </text:list-item>
                  </text:list>
                </text:list-item>
              </text:list>
            </text:list-item>
          </text:list>
        </text:list-item>
      </text:list>
      <text:p text:style-name="Standard"/>
      <text:p text:style-name="P4">24.11.19</text:p>
      <text:p text:style-name="Standard"/>
      <text:list xml:id="list6036106077609470021" text:style-name="L19">
        <text:list-item>
          <text:p text:style-name="P32">Parser komplett geschrieben</text:p>
          <text:list>
            <text:list-item>
              <text:p text:style-name="P32">Basically Infix to Postfix, aber mit Funktionen</text:p>
            </text:list-item>
            <text:list-item>
              <text:p text:style-name="P32">Dictionary&lt;string, float&gt; für Variablen</text:p>
            </text:list-item>
            <text:list-item>
              <text:p text:style-name="P32">Funktionen, die die Input Expression bekommen, sich ihren Teil aus dem String ENTFERNEN und den Rest Plus den geparsten Wert ausgeben</text:p>
            </text:list-item>
            <text:list-item>
              <text:p text:style-name="P32">Lokale Token-Klasse, um Numbers (Operands) und Operators auseinanderzuhalten und sie in einen Stack packen zu können (abstrakte Token-Klasse)</text:p>
            </text:list-item>
            <text:list-item>
              <text:p text:style-name="P32">Gerüst geschrieben und immer weiter runter, bis ich irgendwann etwas testen konnte</text:p>
              <text:list>
                <text:list-item>
                  <text:p text:style-name="P32"><text:soft-page-break/>1. Die Parameterlisten von Funktionen</text:p>
                  <text:list>
                    <text:list-item>
                      <text:p text:style-name="P32">Von Klammer bis ZUGEHÖRIGER anderer Klammer</text:p>
                    </text:list-item>
                    <text:list-item>
                      <text:p text:style-name="P32">Für tatsächlichen Nutzen war aber gesamte ParseExpression-Funktion vonnöten, weil Parameter selbst vollständige Expressions sind</text:p>
                    </text:list-item>
                  </text:list>
                </text:list-item>
                <text:list-item>
                  <text:p text:style-name="P32">2. Identifier (Variablen und Funktionen)</text:p>
                  <text:list>
                    <text:list-item>
                      <text:p text:style-name="P32">String lesen, solange Buchstaben weitermachen</text:p>
                    </text:list-item>
                    <text:list-item>
                      <text:p text:style-name="P32">Wenn Klammer, dann Parameterliste getten</text:p>
                    </text:list-item>
                    <text:list-item>
                      <text:p text:style-name="P32">Sonst ist Name = Variablenname</text:p>
                    </text:list-item>
                    <text:list-item>
                      <text:p text:style-name="P32">Variablenlookup per Dictionary</text:p>
                    </text:list-item>
                    <text:list-item>
                      <text:p text:style-name="P32">Funktion aus switch, der dann die entsprechende Funktion callt</text:p>
                    </text:list-item>
                  </text:list>
                </text:list-item>
                <text:list-item>
                  <text:p text:style-name="P32">3. Numbers</text:p>
                  <text:list>
                    <text:list-item>
                      <text:p text:style-name="P32">Quasi eine Statemachine in form eines loops</text:p>
                    </text:list-item>
                    <text:list-item>
                      <text:p text:style-name="P32">Weiß, wie C#'s float.Parse es haben will</text:p>
                    </text:list-item>
                  </text:list>
                </text:list-item>
                <text:list-item>
                  <text:p text:style-name="P32">4. Operands (Numbers, Variables, Functions)</text:p>
                  <text:list>
                    <text:list-item>
                      <text:p text:style-name="P32">Alle + und – von vorne entfernen und als Faktor am Ende aufmultiplizieren</text:p>
                    </text:list-item>
                    <text:list-item>
                      <text:p text:style-name="P32">liest dann den ersten char und entscheidet, ob es eine number oder identifier wird</text:p>
                    </text:list-item>
                  </text:list>
                </text:list-item>
                <text:list-item>
                  <text:p text:style-name="P32">5. Operator (+, -, *, /, (, ))</text:p>
                  <text:list>
                    <text:list-item>
                      <text:p text:style-name="P32">Haben Preference (von geeksforgeeks) in lookup table</text:p>
                    </text:list-item>
                  </text:list>
                </text:list-item>
                <text:list-item>
                  <text:p text:style-name="P32">Am Ende, als die Infix-to-postfix-Sache fertig war, schnell noch die evaluierung geschrieben (einfach)</text:p>
                </text:list-item>
                <text:list-item>
                  <text:p text:style-name="P32">Problem mit Infinite Loop</text:p>
                  <text:list>
                    <text:list-item>
                      <text:p text:style-name="P32">Debugger benutzt, um herauszufinden, dass ich operator zwar gelesen habe, aber nicht vom string entfernt habe, sodass der selbe Operator stets gelesen und behandelt wurde</text:p>
                    </text:list-item>
                  </text:list>
                </text:list-item>
                <text:list-item>
                  <text:p text:style-name="P32">Code für Funktionen schöner gemacht</text:p>
                  <text:list>
                    <text:list-item>
                      <text:p text:style-name="P32">Mittels Func&lt;float&gt; und lambda</text:p>
                    </text:list-item>
                    <text:list-item>
                      <text:p text:style-name="P32">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4">25.11.19</text:p>
      <text:p text:style-name="Standard"/>
      <text:list xml:id="list5604868544831166017" text:style-name="L20">
        <text:list-item>
          <text:p text:style-name="P33">Probleme fixen</text:p>
          <text:list>
            <text:list-item>
              <text:p text:style-name="P33">Statt RemoveAllWhiteSpace, immer nur Trimmen (weil "s <text:s text:c="3"/>i <text:s/>n ( <text:s text:c="3"/>x)" nicht als "sin(x)" interpretiert werden sollte...</text:p>
            </text:list-item>
            <text:list-item>
              <text:p text:style-name="P33">Postfix evaluation geflippt (2 / 4 -&gt; 2, statt 0.5 </text:p>
            </text:list-item>
            <text:list-item>
              <text:p text:style-name="P33">Multiple Vorzeichen korrekt behandelt (neuen Bug eingeführt, wobei ich mein tempSign bei Benutzung nicht resettet hatte)</text:p>
            </text:list-item>
          </text:list>
        </text:list-item>
        <text:list-item>
          <text:p text:style-name="P33">Code aufgeräumt, indem ParseExpression in Einzelteile geschnitten wurde (prune, infix2postfix, evalpostfix)</text:p>
        </text:list-item>
        <text:list-item>
          <text:p text:style-name="P33">Logikfehler bei Methodenparametrern behoben ("pi() + 1" hat nur 3.14.. returned, weil es nie bis zum Rest gekommen ist)</text:p>
        </text:list-item>
        <text:list-item>
          <text:p text:style-name="P33">Namespace entfernt, in partial class verwandelt, weil functions und tokens in extradatei ordentlicher ist</text:p>
          <text:list>
            <text:list-item>
              <text:p text:style-name="P24">Functions als Objekte!!!!</text:p>
            </text:list-item>
            <text:list-item>
              <text:p text:style-name="P33">Kann GetAll(), um schöne Liste der Funktionen, ihrer Parameter und Beschreibungen zu <text:soft-page-break/>erstellen (Besser, als von Hand zu machen, was evtl nicht akkurat ist!)</text:p>
            </text:list-item>
            <text:list-item>
              <text:p text:style-name="P33">Hat war aus ~20 Zeilen ~150 gemacht, ist es aber wert</text:p>
            </text:list-item>
          </text:list>
        </text:list-item>
        <text:list-item>
          <text:p text:style-name="P33">Performancetests laufen lassen, weil besorgt, dass das alles vielleicht Rechenintensiv ist (oder zumindest memory)</text:p>
          <text:list>
            <text:list-item>
              <text:p text:style-name="P33">Inputstring mit addiertem Index 100 Mal laufen lassen(damit verschiedene inputs)</text:p>
            </text:list-item>
            <text:list-item>
              <text:p text:style-name="P33">Im Hintergrund rotierender Punkt</text:p>
            </text:list-item>
            <text:list-item>
              <text:p text:style-name="P33">Stottern würde auffallen </text:p>
            </text:list-item>
            <text:list-item>
              <text:p text:style-name="P33">Kein Stottern festgestellt</text:p>
            </text:list-item>
          </text:list>
        </text:list-item>
        <text:list-item>
          <text:p text:style-name="P33">Automatisierte Tests geschrieben (Nicht Unit-Tests)</text:p>
          <text:list>
            <text:list-item>
              <text:p text:style-name="P33">Erst Generieren von Kommazahlstrings</text:p>
            </text:list-item>
            <text:list-item>
              <text:p text:style-name="P33">Dann Generieren des gesamten Inputs</text:p>
              <text:list>
                <text:list-item>
                  <text:p text:style-name="P24">Interessante Funktion, Rekursiv und so</text:p>
                </text:list-item>
                <text:list-item>
                  <text:p text:style-name="P24">Extensions geschrieben und benutzt (für Dictionary.RandomKey/RandomValue...)</text:p>
                </text:list-item>
              </text:list>
            </text:list-item>
            <text:list-item>
              <text:p text:style-name="P33">Mehr Probleme gefunden</text:p>
              <text:list>
                <text:list-item>
                  <text:p text:style-name="P33">z.B., dass atan2 nicht korrekt gelesen wurde, weil Zahlen nicht Teil von Identifiern sein konnten</text:p>
                </text:list-item>
                <text:list-item>
                  <text:p text:style-name="P33">Behoben, nur erstes Zeichen darf keine Zahl sein</text:p>
                </text:list-item>
                <text:list-item>
                  <text:p text:style-name="P33">"pi( )" hatte "ein Parameter", während "pi()" korrekt ausgeführt wurde</text:p>
                </text:list-item>
                <text:list-item>
                  <text:p text:style-name="P33">Auch recht einfach gefixt</text:p>
                </text:list-item>
              </text:list>
            </text:list-item>
            <text:list-item>
              <text:p text:style-name="P33">Dicken fetten Button zum Starten von 10000 Testläufen gemacht, die wenigen Fehler, die kamen dann manuell analysiert über das InputField</text:p>
              <text:list>
                <text:list-item>
                  <text:p text:style-name="P33">basically NaN wurde als Fehler interpretiert (richtig so), aber asin, acos, pow, exp, sqrt etc können sehr einfach entweder NaN oder Infinity produzieren</text:p>
                </text:list-item>
                <text:list-item>
                  <text:p text:style-name="P33">Als "Fehler" ausgenommen</text:p>
                </text:list-item>
                <text:list-item>
                  <text:p text:style-name="P33">Nun nur noch Division durch 0</text:p>
                </text:list-item>
                <text:list-item>
                  <text:p text:style-name="P33">Kommt in 1/10000 Fällen vor und ist kein "Fehler"</text:p>
                </text:list-item>
              </text:list>
            </text:list-item>
          </text:list>
        </text:list-item>
      </text:list>
      <text:p text:style-name="Standard"/>
      <text:p text:style-name="P4">26.11.19</text:p>
      <text:p text:style-name="Standard"/>
      <text:list xml:id="list732868123068715069" text:style-name="L21">
        <text:list-item>
          <text:p text:style-name="P34">Expression Scripts DOCH wieder in eigenen Ordner geschoben</text:p>
        </text:list-item>
        <text:list-item>
          <text:p text:style-name="P25">Anfang UIMatrix</text:p>
          <text:list>
            <text:list-item>
              <text:p text:style-name="P34">Haufen UISprites in Photoshop erstellt</text:p>
              <text:list>
                <text:list-item>
                  <text:p text:style-name="P34">Eigentlich nur Hintergrund und ne Menge Outlines verschiedener Dicken</text:p>
                </text:list-item>
                <text:list-item>
                  <text:p text:style-name="P34">Hochaufgelöst (Pixels per Unit &gt; 100), weil ich das Matrix-Fenster zoombar machen will (und dafür sollten die Boxen scharf bleiben)</text:p>
                </text:list-item>
              </text:list>
            </text:list-item>
            <text:list-item>
              <text:p text:style-name="P34">Neue Szene mal wieder</text:p>
            </text:list-item>
            <text:list-item>
              <text:p text:style-name="P34">UIMatrix GameObject erstellt, Hierarchie gemacht, angefangen mit Skript</text:p>
            </text:list-item>
            <text:list-item>
              <text:p text:style-name="P34">Neue Farben beim ColorScheme hinzugefügt</text:p>
            </text:list-item>
            <text:list-item>
              <text:p text:style-name="P34">Skript kann bis jetzt</text:p>
              <text:list>
                <text:list-item>
                  <text:p text:style-name="P34">Die tatsächliche Matrix aus 16 Strings berechnen</text:p>
                </text:list-item>
                <text:list-item>
                  <text:p text:style-name="P34">Besagte Matrix darstellen</text:p>
                </text:list-item>
                <text:list-item>
                  <text:p text:style-name="P25">Die 16 Felder zum Darstellen generieren (Basically, was ich schon im Praktikum gemacht hab... viel RectTransform.sizeDelta etc)</text:p>
                  <text:list>
                    <text:list-item>
                      <text:p text:style-name="P34">Musste ein bisschen Debuggen, weil ich dank Autocomplete falsche Namen hatte und einmal ein falsches Parameter in eine Methode gepasst hab</text:p>
                    </text:list-item>
                    <text:list-item>
                      <text:p text:style-name="P34">Interessantes (kleines) Problem: RectTransform Anchors haben (0,0) UNTEN links, aber [0, 0] (bzw [0]) in meinen Matrizen soll oben links sein (3-y)</text:p>
                    </text:list-item>
                    <text:list-item>
                      <text:p text:style-name="P34">Viel new GameObject("name", typeof(Bla), typeof(BlaBla));</text:p>
                    </text:list-item>
                  </text:list>
                </text:list-item>
              </text:list>
            </text:list-item>
            <text:list-item>
              <text:p text:style-name="P34">Hatte, bevor ich die Felder komplett generieren konnte, schon den Code für's Laden der <text:soft-page-break/>Farben geschrieben und dabei eine "<text:span text:style-name="T1">Phantom-NullRefException</text:span>" gesucht</text:p>
              <text:list>
                <text:list-item>
                  <text:p text:style-name="P34">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6">27.11.19</text:p>
      <text:p text:style-name="Standard"/>
      <text:list xml:id="list4805633889483270746" text:style-name="L22">
        <text:list-item>
          <text:p text:style-name="P35">Unity gestartet, paar Veränderungen gemacht, Playmode und NULLREF</text:p>
          <text:list>
            <text:list-item>
              <text:p text:style-name="P35">ColourScheme.current war null</text:p>
              <text:list>
                <text:list-item>
                  <text:p text:style-name="P35">Oder eher Resources.FindAllObjectsOfType&lt;ColourScheme&gt; hatte 0 Elemente, sodass der Zugriff auf's 0te Element eine IndexOutOfBoundsException verursacht hat</text:p>
                </text:list-item>
                <text:list-item>
                  <text:p text:style-name="P35">Problem: Besagte Methode FINDET nur Sachen, die bereits geladen sind</text:p>
                </text:list-item>
                <text:list-item>
                  <text:p text:style-name="P35">Fix: Entweder das ScriptableObject ein Mal im Editor anklicken (sodass es im Inspector landet) ODER eine Referenz zum Objekt in der Szene</text:p>
                </text:list-item>
                <text:list-item>
                  <text:p text:style-name="P35">Also ScriptableObjectLoader erstellt, der NUR ein Array von ScriptableObjects hat und sonst absolut NICHTS. Fixt das Problem trotzdem.</text:p>
                </text:list-item>
              </text:list>
            </text:list-item>
            <text:list-item>
              <text:p text:style-name="P35">Zudem dem ColorScheme ein NamensEnum gegeben, sodass ich sicherstellen kann, dass ich (sollte ich mehrere ColourSchemes haben) definitiv das Default Dark lade</text:p>
              <text:list>
                <text:list-item>
                  <text:p text:style-name="P35">Plus ich kann per enum getten</text:p>
                </text:list-item>
              </text:list>
            </text:list-item>
          </text:list>
        </text:list-item>
        <text:list-item>
          <text:p text:style-name="P35">Visuelle Anpassungen</text:p>
          <text:list>
            <text:list-item>
              <text:p text:style-name="P35">Label ist jetzt weiß mit leichtem Drop Shadow (à la Blender)</text:p>
            </text:list-item>
            <text:list-item>
              <text:p text:style-name="P35">Die Felder sind jetzt auch abgerundet</text:p>
            </text:list-item>
            <text:list-item>
              <text:p text:style-name="P35">Die Rundung hat einen noch kleineren Radius bekommen</text:p>
            </text:list-item>
            <text:list-item>
              <text:p text:style-name="P35">Duplikate meines Arial TMP FontAssets, damit die Schriftart optimal für ihren jeweiligen Zweck aussieht (Label und Felder z.B.)</text:p>
            </text:list-item>
            <text:list-item>
              <text:p text:style-name="P35">Statt understreichen des Texts, anpassen der Hintergrundfarbe (am Ende die Hintergründe einfach in Buttons verwandelt...)</text:p>
            </text:list-item>
          </text:list>
        </text:list-item>
        <text:list-item>
          <text:p text:style-name="P35">Buttons für die Matrix</text:p>
          <text:list>
            <text:list-item>
              <text:p text:style-name="P35">Auf Papier "prototyped"</text:p>
            </text:list-item>
            <text:list-item>
              <text:p text:style-name="P35">Werden auch generiert (mehr new GameObject("asdf", typeof(BLABLA)...))</text:p>
            </text:list-item>
            <text:list-item>
              <text:p text:style-name="P35">Neue UI-Texturen: Ein Kreis und ein "a" (das "a" ist nur temporär)</text:p>
            </text:list-item>
            <text:list-item>
              <text:p text:style-name="P35">Wieder gelernt, dass das Verändern von RectTransforms (spezifisch der Größe) nicht UNBEDINGT in die Instanzen, die schon in der Szene existieren, übertragen wird)</text:p>
            </text:list-item>
            <text:list-item>
              <text:p text:style-name="P35">Mehr Extensions</text:p>
              <text:list>
                <text:list-item>
                  <text:p text:style-name="P35">RectTransform auf Punkt setten (statt fill)</text:p>
                </text:list-item>
                <text:list-item>
                  <text:p text:style-name="P35">ColorFadeTransition setten</text:p>
                </text:list-item>
              </text:list>
            </text:list-item>
          </text:list>
        </text:list-item>
        <text:list-item>
          <text:p text:style-name="P35">Herausgefunden, wie Matrix4x4.inverse auf eine nicht-invertierbare Matrix reagiert: Es returned eine Matrix mit allen Werten "0". Also: Selbst vorher checken, ob Matrix invertierbar (Mit Determinante)</text:p>
        </text:list-item>
      </text:list>
      <text:p text:style-name="Standard"/>
      <text:p text:style-name="P4">28.11.19</text:p>
      <text:p text:style-name="Standard"/>
      <text:list xml:id="list4537277903077378577" text:style-name="L23">
        <text:list-item>
          <text:p text:style-name="P36">Scriptable Object für UI-Sprites</text:p>
          <text:list>
            <text:list-item>
              <text:p text:style-name="P36">Getten per enum</text:p>
            </text:list-item>
            <text:list-item>
              <text:p text:style-name="P36">Wollte erst die Liste autogeneriert machen, damit es keine Duplikate geben kann und jedes enum drin ist</text:p>
            </text:list-item>
            <text:list-item>
              <text:p text:style-name="P36">Hab mich dann dran erinnert, dass das nicht-trivial ist und mich einfach für ein Custom Serialized Object mit eigenem PropertyDrawer entschieden, weil es einfacher war</text:p>
            </text:list-item>
            <text:list-item>
              <text:p text:style-name="P36"><text:soft-page-break/>Habe aber später gelernt, warum das bei mir auf Arbeit so war: Weil ich, als ich mehr Sprites eingefügt habe, die enums zusammengruppiert habe</text:p>
            </text:list-item>
            <text:list-item>
              <text:p text:style-name="P36">Dadurch ist alles durcheinandergeraten (unity serialized enums als integer)</text:p>
            </text:list-item>
            <text:list-item>
              <text:p text:style-name="P36">Glücklicherweise habe ich Warnungen eingebaut, sodass ich sofort wusste, dass und was schiefgelaufen war</text:p>
            </text:list-item>
          </text:list>
        </text:list-item>
        <text:list-item>
          <text:p text:style-name="P36">Sprites angepasst, bis sie gut aussahen (Fetter machen mittels Stroke in Photoshop)</text:p>
        </text:list-item>
        <text:list-item>
          <text:p text:style-name="P36">Angefangen, ein Paar der Buttons tatsächlich Funktion zu geben</text:p>
          <text:list>
            <text:list-item>
              <text:p text:style-name="P36">Transpose (Stringarray transponieren, Matrix neu berechnen. Kein Problem.)</text:p>
            </text:list-item>
            <text:list-item>
              <text:p text:style-name="P36">Inverse (Wenn invertierbar, dann Matrix invertieren, Variablen löschen und neue Werte in Stringfelder eintragen)</text:p>
            </text:list-item>
            <text:list-item>
              <text:p text:style-name="P36">Identity (Variablen löschen, matrix identity setten)</text:p>
            </text:list-item>
          </text:list>
        </text:list-item>
        <text:list-item>
          <text:p text:style-name="P36">Ungültige Werte (Infinity, NaN, Fehler bei der Berechnung (Exception)) werden nun ROT dargestellt (aus Farbschema)</text:p>
        </text:list-item>
        <text:list-item>
          <text:p text:style-name="P36">Wenn Nachkommastellen vorhanden, dann alle Nullen hinten entfernen, den Punkt auch, wenn keine übrig sind.</text:p>
        </text:list-item>
        <text:list-item>
          <text:p text:style-name="P36">Framework für Variablen eingebaut</text:p>
          <text:list>
            <text:list-item>
              <text:p text:style-name="P36">Im Anschluss mich entschieden, das alles in ein separates MonoBehavior auszulagern, weil das noch mal so kompliziert wird und ich meine Klassen gern überschaubar halte</text:p>
            </text:list-item>
          </text:list>
        </text:list-item>
        <text:list-item>
          <text:p text:style-name="P36">Prefab restrukturiert</text:p>
          <text:list>
            <text:list-item>
              <text:p text:style-name="P36">Weg von Maske und Hintergründen unabhängig vom Inhalt. Das gesamte Ding ist nun Maskiert und jeder Bereich ist sein eigener Hintergrund</text:p>
            </text:list-item>
          </text:list>
        </text:list-item>
        <text:list-item>
          <text:p text:style-name="P36">Noch ein paar mehr Extensions zum Setten von ColorBlocks bei Transitions (eine Farbe, die sich nie ändert, eine Farbe für alles außer disabled)</text:p>
        </text:list-item>
      </text:list>
      <text:p text:style-name="Standard"/>
      <text:p text:style-name="P4">29.11.19</text:p>
      <text:p text:style-name="Standard"/>
      <text:list xml:id="list23693993663797458" text:style-name="L24">
        <text:list-item>
          <text:p text:style-name="P37">Matrix kann nun auch durch Matrix gesetzt werden (Hat Code-Duplication LEICHT reduziert)</text:p>
        </text:list-item>
        <text:list-item>
          <text:p text:style-name="P37">Mehr Extensions</text:p>
          <text:list>
            <text:list-item>
              <text:p text:style-name="P37">Color.WithHalfAlpha für einfacheres halb-alpha einfärben</text:p>
            </text:list-item>
            <text:list-item>
              <text:p text:style-name="P37">RectTransform.SetSizeDelta(x, y), nur x, nur y</text:p>
              <text:list>
                <text:list-item>
                  <text:p text:style-name="P37">Hatte nämlich aus versehen mich einmal vertippt und sizeDelta = new Vector2(sizeDelta.<text:span text:style-name="T2">Y</text:span>, newHeight)</text:p>
                </text:list-item>
                <text:list-item>
                  <text:p text:style-name="P37">Davon abgesehen, ist es kürzer</text:p>
                </text:list-item>
              </text:list>
            </text:list-item>
          </text:list>
        </text:list-item>
        <text:list-item>
          <text:p text:style-name="P37">Invert Button wird nun deaktiviert, wenn die Matrix nicht-invertierbar ist.</text:p>
          <text:list>
            <text:list-item>
              <text:p text:style-name="P37">Dazu wird nun auch beachtet, dass die berechnete Matrix eventuell nicht der dargestellten enspricht</text:p>
            </text:list-item>
          </text:list>
        </text:list-item>
        <text:list-item>
          <text:p text:style-name="P37">Headerfarbe wird nun auch bei renaming rekoloriert</text:p>
        </text:list-item>
        <text:list-item>
          <text:p text:style-name="P37">Matrix-Trailing-Zero-Removal gefixt (hatte WENN NULLEN, selbige und den nächstletzten char entfernt. Das war offenbar falsch)</text:p>
        </text:list-item>
        <text:list-item>
          <text:p text:style-name="P37">Variable Container</text:p>
          <text:list>
            <text:list-item>
              <text:p text:style-name="P37">MAX_VARIABLE_COUNT (weil unendlich nach einer schlechten Idee klingt...)</text:p>
            </text:list-item>
            <text:list-item>
              <text:p text:style-name="P37">Erst Retract/Expand (mit Arrow Spinning implementiert)</text:p>
            </text:list-item>
            <text:list-item>
              <text:p text:style-name="P37">Usability verbessert, indem nicht nur Arrow zum Expand-Togglen, sondern der gesamte varContainerHeader</text:p>
            </text:list-item>
            <text:list-item>
              <text:p text:style-name="P37">Klasse UIVariableField erstellt, welche sich im die InputFields kümmert. </text:p>
            </text:list-item>
            <text:list-item>
              <text:p text:style-name="P26">VariableField statt new GameObject mittels Template GameObject</text:p>
              <text:list>
                <text:list-item>
                  <text:p text:style-name="P37">Wird deaktiviert bei Init und re-instanziiert, wenn ein neues Feld benötigt wird</text:p>
                </text:list-item>
                <text:list-item>
                  <text:p text:style-name="P37">Ging wesentlich schneller als das komplette Generieren</text:p>
                </text:list-item>
              </text:list>
            </text:list-item>
            <text:list-item>
              <text:p text:style-name="P37"><text:soft-page-break/>ColorScheme hat auch custom Farbe für selection</text:p>
            </text:list-item>
            <text:list-item>
              <text:p text:style-name="P37">Usability verbesert, indem die Hover-/Click-Colors für die InputFields progressiv dunkler werden, statt heller. War ein bisschen schwer, sonst den Text zu lesen</text:p>
            </text:list-item>
            <text:list-item>
              <text:p text:style-name="P37">Usability verbesser, indem bei Variablen-Namensproblemen die erste valid bleibt, die anderen aber invalid werden. Vorher waren alle mehrfach vorhandenen invalid</text:p>
            </text:list-item>
            <text:list-item>
              <text:p text:style-name="P37">Herausgefunden, dass bei TMP InputField direkt text setten scheinbar NICHT onEndEdit invoked... (manuelles invoken, wenn init mit values von variable fields)</text:p>
            </text:list-item>
            <text:list-item>
              <text:p text:style-name="P37">Usability (?) verbesert, indem label für variable container anzeigt, wie viele Variablen vorhanden sind</text:p>
            </text:list-item>
            <text:list-item>
              <text:p text:style-name="P37">BugFix, weil ich bei all dem Adden und Editen vergessen hatte, beim Removen alles wieder zu resizen</text:p>
            </text:list-item>
            <text:list-item>
              <text:p text:style-name="P37">Usability verbessert, indem valider varName aber leerer float-string als 0 interpretiert wird (statt als error)</text:p>
            </text:list-item>
            <text:list-item>
              <text:p text:style-name="P37">Editing per skript auch implementiert und getestet</text:p>
              <text:list>
                <text:list-item>
                  <text:p text:style-name="P37">Debug-Keys auf Numpad verschoben, weil Zahlen und Namen eingeben Debugfunktionen getriggert hat..</text:p>
                </text:list-item>
              </text:list>
            </text:list-item>
            <text:list-item>
              <text:p text:style-name="P37">Usability verbessert, indem input field overflow auf scroll rect gestellt wurde</text:p>
            </text:list-item>
            <text:list-item>
              <text:p text:style-name="P37">Bug gefixt, wo variable fields editable instanziiert wurden, auch wenn die matrix nicht editierbar war</text:p>
            </text:list-item>
          </text:list>
        </text:list-item>
      </text:list>
      <text:p text:style-name="Standard"/>
      <text:p text:style-name="P4">30.11.19</text:p>
      <text:p text:style-name="Standard"/>
      <text:list xml:id="list4858087459563833687" text:style-name="L25">
        <text:list-item>
          <text:p text:style-name="P38">m_editable ist nun zu enum "Editability" geworden</text:p>
          <text:list>
            <text:list-item>
              <text:p text:style-name="P38">Brauchte FULL, VARVALUESONLY, NONE</text:p>
            </text:list-item>
            <text:list-item>
              <text:p text:style-name="P38">Full für "freien Modus"</text:p>
            </text:list-item>
            <text:list-item>
              <text:p text:style-name="P38">Var Values Only für normalen Modus fast alle Matrizen</text:p>
            </text:list-item>
            <text:list-item>
              <text:p text:style-name="P38">None für normalen Modus Kamera Position und Rotation</text:p>
            </text:list-item>
          </text:list>
        </text:list-item>
        <text:list-item>
          <text:p text:style-name="P38">UISprites refactored</text:p>
          <text:list>
            <text:list-item>
              <text:p text:style-name="P38">Vorher: Get via Enum</text:p>
            </text:list-item>
            <text:list-item>
              <text:p text:style-name="P38">Jetzt: Wie ColorScheme, direktes Ansprechen der Spritevariable</text:p>
            </text:list-item>
            <text:list-item>
              <text:p text:style-name="P38">Dadurch auch UISprite und dessen CustomPropertyDrawer gekillt</text:p>
            </text:list-item>
            <text:list-item>
              <text:p text:style-name="P38">Vorteil: Keine Duplikate mehr möglich, neue Sprites hinzufügen (oder alte enums entfernen) riskiert nicht mehr, alles zu ruinieren (weil unity enums als int serialized)</text:p>
            </text:list-item>
            <text:list-item>
              <text:p text:style-name="P38">Vorteil: Statt UISprites.Get(UISprites.ID.MatrixLeft) jetzt UISprites.matrixLeft</text:p>
            </text:list-item>
            <text:list-item>
              <text:p text:style-name="P38">Alles static als Singleton...</text:p>
            </text:list-item>
          </text:list>
        </text:list-item>
        <text:list-item>
          <text:p text:style-name="P38">UIMatrix Renaming implementiert</text:p>
          <text:list>
            <text:list-item>
              <text:p text:style-name="P38">Label und Drop Shadow disablen, InputField enablen, EventSystem.current.SetSelectedGameObject(inputfFeld)</text:p>
            </text:list-item>
            <text:list-item>
              <text:p text:style-name="P38">onEndEdit: Trimmen, Länge checken, Namen updaten, normalen Zustand wiederherstellen</text:p>
            </text:list-item>
          </text:list>
        </text:list-item>
        <text:list-item>
          <text:p text:style-name="P38">Vorbereitung für Zusammenführen von allen (dauert wohl doch noch ein Bisschen)</text:p>
          <text:list>
            <text:list-item>
              <text:p text:style-name="P38">Die alten rounded UI-Textures (ganz vom Anfang) gelöscht, Inverse von meinen guten zwei rounded Texturen erstellt</text:p>
            </text:list-item>
            <text:list-item>
              <text:p text:style-name="P38">VertexMain in MatrixScreen umbenannt </text:p>
              <text:list>
                <text:list-item>
                  <text:p text:style-name="P38">Statt "Vertex" und "Fragment" möchte ich die App in "Matrices" und "Lighting Models" teilen</text:p>
                </text:list-item>
              </text:list>
            </text:list-item>
          </text:list>
        </text:list-item>
        <text:list-item>
          <text:p text:style-name="P38">Herausgefunden, dass meine Darstellung und die tatsächlichen Matrizen relativ transponiert waren</text:p>
          <text:list>
            <text:list-item>
              <text:p text:style-name="P38">Eine Matrix4x4 mit 4 Vector4s erstellen, lässt vermuten, dass die Vektoren Zeilenvektoren sind, es sind aber tatsächlich Spaltenvektoren</text:p>
            </text:list-item>
            <text:list-item>
              <text:p text:style-name="P38"><text:soft-page-break/>Die string-Matrix wurde aber korrekt in die Felder übertragen</text:p>
            </text:list-item>
            <text:list-item>
              <text:p text:style-name="P38">Also: Aus strings berechnete Matrix transponieren, Matrizen, die importiert werden transponieren und alles ist richtig (war es vorher NICHT)</text:p>
            </text:list-item>
          </text:list>
        </text:list-item>
        <text:list-item>
          <text:p text:style-name="P27">UIMatrixConfig erstellt</text:p>
          <text:list>
            <text:list-item>
              <text:p text:style-name="P38">Möchte, dass die Kamera nicht wissen muss, wie die Variable für die x-Position heißt, sondern UIMatrixConfig.CamPosMatrix.xPosParamName aufrufen kann</text:p>
            </text:list-item>
            <text:list-item>
              <text:p text:style-name="P38">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4">01.12.19</text:p>
      <text:p text:style-name="Standard"/>
      <text:list xml:id="list5235665590536776325" text:style-name="L26">
        <text:list-item>
          <text:p text:style-name="P39">Bug in UIMatrixConfig gefixt, bei dem ich vergessen hatte, das Dictionary zu initialisieren (es war noch null). Keine Ahnung, wie das gestern keine NullRefException geworfen hat (oder ich hab es nur übersehen)</text:p>
        </text:list-item>
        <text:list-item>
          <text:p text:style-name="P39">Initialisierung via config implementiert</text:p>
          <text:list>
            <text:list-item>
              <text:p text:style-name="P39">Initialisierung nimmt nun auch einen string als namen für den Init, ob der Variable Container expanded sein soll und ein IEnumerable&lt;VarPreset&gt; als Default-Variablen</text:p>
            </text:list-item>
          </text:list>
        </text:list-item>
        <text:list-item>
          <text:p text:style-name="P39">Sprite für Config hinzugefügt (Zahnrad)</text:p>
          <text:list>
            <text:list-item>
              <text:p text:style-name="P39">Wechsel weg vom Enum war eine gute Idee</text:p>
            </text:list-item>
          </text:list>
        </text:list-item>
        <text:list-item>
          <text:p text:style-name="P28">Button-Creation-Code überarbeitet</text:p>
          <text:list>
            <text:list-item>
              <text:p text:style-name="P39">Hatte vorher eine SEHR lange Signatur, hab das ganze nun, da es eh eine lokale Methode war, mit ein paar lokalen Variablen verkürzt</text:p>
            </text:list-item>
          </text:list>
        </text:list-item>
        <text:list-item>
          <text:p text:style-name="P39">Bug gefixt, wo beim Renaming einer Matrix, wenn das Feld am Ende leer war, NICHT das erwartete Verhalten eintrat (Namen nicht ändern, Inputfield trotzdem schließen)</text:p>
          <text:list>
            <text:list-item>
              <text:p text:style-name="P39">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39">Matrix Configs haben jetzt Descriptions</text:p>
        </text:list-item>
        <text:list-item>
          <text:p text:style-name="P39"><text:span text:style-name="T1">BottomLog</text:span> erstellt, weil die Descriptions DORT dargestellt werden sollen (Müssen ja irgendwo stehen, wenn man die Wahl treffen will)</text:p>
          <text:list>
            <text:list-item>
              <text:p text:style-name="P39">Momentan eine Menge Placeholder-Code, aber es wird noch. Das Display am unteren Bildschirmrand funktioniert definitiv schon einmal</text:p>
            </text:list-item>
            <text:list-item>
              <text:p text:style-name="P39">Soll später ein tatsächliches Log haben, wo man eventuelle Fehlermeldungen (z.B. wenn ein User-Modell nicht geladen werden konnte) nachlesen kann</text:p>
            </text:list-item>
            <text:list-item>
              <text:p text:style-name="P39">Soll auch einen Tracker haben, damit man weiß, wie viele Fehler z.B. passiert sind</text:p>
            </text:list-item>
          </text:list>
        </text:list-item>
        <text:list-item>
          <text:p text:style-name="P39"><text:span text:style-name="T1">UIMatrixConfigPicker</text:span> erstellt</text:p>
          <text:list>
            <text:list-item>
              <text:p text:style-name="P39">Wollte erst ein fancy Fullscreenmenü machen, dachte mir aber, dass es ÜBERHAUPT nicht passt, also habe ich mich für ein normales Foldout (?) entschieden</text:p>
              <text:list>
                <text:list-item>
                  <text:p text:style-name="P39">Selbst programmiert natürlich</text:p>
                </text:list-item>
              </text:list>
            </text:list-item>
            <text:list-item>
              <text:p text:style-name="P39">Hovern über einer Option zeigt die Beschreibung im BottomLog an</text:p>
            </text:list-item>
            <text:list-item>
              <text:p text:style-name="P39">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39">Buttons haben wechselnde Hintergrundfarbe, um unterscheidbar zu sein (UI/UX-Design yo)</text:p>
            </text:list-item>
            <text:list-item>
              <text:p text:style-name="P39">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39">Mehr Matrix Configs erstellt</text:p>
          <text:list>
            <text:list-item>
              <text:p text:style-name="P39">Rotation in Euler Rotation (ZXY) umbenannt, weil mehr Rotationsmatrizen gekommen sind</text:p>
              <text:list>
                <text:list-item>
                  <text:p text:style-name="P39">X, Y und Z Euler</text:p>
                </text:list-item>
                <text:list-item>
                  <text:p text:style-name="P39">Plan: Die Vektorbasisangelegenheit, wie auch immer der richtige Begriff dafür ist. (View-Matrix)</text:p>
                </text:list-item>
                <text:list-item>
                  <text:p text:style-name="P39">Plan für noch mehr Matrizen (Projection definitiv, LookAt für manuellen Modus)</text:p>
                </text:list-item>
              </text:list>
            </text:list-item>
          </text:list>
        </text:list-item>
        <text:list-item>
          <text:p text:style-name="P39">Usability bzw LernEffekt: Flash für geupdatete Matrixfelder</text:p>
          <text:list>
            <text:list-item>
              <text:p text:style-name="P39">Implementiert, indem der string vorher und nachher verglichen wird. Wird es also nicht merken, wenn der Wert von 0.0001 auf 0.0002 geht</text:p>
            </text:list-item>
            <text:list-item>
              <text:p text:style-name="P39"><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39">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4">02.12.19</text:p>
      <text:p text:style-name="Standard"/>
      <text:list xml:id="list9000696636881054105" text:style-name="L27">
        <text:list-item>
          <text:p text:style-name="P40">Mehr BottomLog</text:p>
          <text:list>
            <text:list-item>
              <text:p text:style-name="P40">Nachrichten können jetzt getimed sein (für kurze "Fehler"-meldungen z.B.)</text:p>
            </text:list-item>
          </text:list>
        </text:list-item>
        <text:list-item>
          <text:p text:style-name="P40">Flashes als RayCastTargets disabled</text:p>
          <text:list>
            <text:list-item>
              <text:p text:style-name="P29">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40">Matrix transponieren/invertieren spiegelt sich nun im Namen der Matrix wieder</text:p>
          <text:list>
            <text:list-item>
              <text:p text:style-name="P40">Wenn zwei mal transponieren, ist der Name wieder normal</text:p>
            </text:list-item>
            <text:list-item>
              <text:p text:style-name="P40">Aber, wenn das "(Transposed)" auch nur ein kleines bisschen verändert wird, steht zwei mal "(Transposed)" da...</text:p>
            </text:list-item>
            <text:list-item>
              <text:p text:style-name="P40">Ist aber egal...</text:p>
            </text:list-item>
          </text:list>
        </text:list-item>
        <text:list-item>
          <text:p text:style-name="P40">Matrix auf Identity setten benennt sie "New Matrix"</text:p>
          <text:list>
            <text:list-item>
              <text:p text:style-name="P40">ABER Identity-config laden nennt sie "Identity" (Identity Config erstellt)</text:p>
            </text:list-item>
          </text:list>
        </text:list-item>
        <text:list-item>
          <text:p text:style-name="P40">Button-Hover BottomLog Teil aus Configpicker extrahiert und als eigenes (etwas generischeres) Skript neu geboren</text:p>
          <text:list>
            <text:list-item>
              <text:p text:style-name="P40">Wird nun von Pickerbuttons und Matrix Control-Buttons verwendet</text:p>
            </text:list-item>
          </text:list>
        </text:list-item>
        <text:list-item>
          <text:p text:style-name="P40">Extensions für Uniform LocalScale eines Transforms. Beschwert sich, wenn die Scale nicht uniform ist und gibt dann den Durchschnitt aus</text:p>
        </text:list-item>
        <text:list-item>
          <text:p text:style-name="P40">Integration vorbereitet</text:p>
          <text:list>
            <text:list-item>
              <text:p text:style-name="P40">MatrixScreen instanziiert nun Matrix</text:p>
            </text:list-item>
            <text:list-item>
              <text:p text:style-name="P40">UIMatrix hat Referenz zu nonserialized public MatrixScreen und ruft die entsprechenden Methoden (MoveLeft, MoveRight, ...) (nur Skelette momentan) auf (mit Nullcheck, damit die Testszene nicht kaputtgeht)</text:p>
            </text:list-item>
            <text:list-item>
              <text:p text:style-name="P40">Pan und Zoom Controller eingebaut (PointerID-Zeug aus CustomCameraUIController herausgezogen und neue abstrakte Klasse daraus erstellt, von der CustomCameraUIController und der Matrix Pan/Zoom Controller erben</text:p>
            </text:list-item>
          </text:list>
        </text:list-item>
        <text:list-item>
          <text:p text:style-name="P40">GameObjectEnabler, damit ich manche Canvases, die wichtige Setups in Awake machen, <text:soft-page-break/>trotzdem in der Szene disablen kann, ohne jedes Mal beim PlayMode entern Fehler zu bekommen</text:p>
        </text:list-item>
        <text:list-item>
          <text:p text:style-name="P40">Config Picker verhält sich jetzt noch mehr wie ein Foldout, indem der verbleibende Platz links/rechts/oben/unten in Betracht gezogen wird, wenn die Box erscheint (Pivot wird gesetzt)</text:p>
        </text:list-item>
        <text:list-item>
          <text:p text:style-name="P40">Sehr <text:span text:style-name="T1">müde/fertig</text:span> (und leichte Kopfschmerzen) aus irgendeinem Grund (gestern Nacht bei Druckergeräuschen geschlafen -&gt; nicht gut erholt?), daher könnten die Notizen von heute ein wenig komisch sein</text:p>
          <text:list>
            <text:list-item>
              <text:p text:style-name="P40">Hab auch nicht so viel geschafft heute...</text:p>
            </text:list-item>
          </text:list>
        </text:list-item>
      </text:list>
      <text:p text:style-name="Standard"/>
      <text:p text:style-name="P4">03.12.19</text:p>
      <text:p text:style-name="Standard"/>
      <text:list xml:id="list8366398289435527428" text:style-name="L28">
        <text:list-item>
          <text:p text:style-name="P41">asdf</text:p>
        </text:list-item>
        <text:list-item>
          <text:p text:style-name="P4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03T02:35:15.21</dc:date>
    <dc:creator>Max Linke</dc:creator>
    <meta:editing-duration>PT5H8M26S</meta:editing-duration>
    <meta:editing-cycles>53</meta:editing-cycles>
    <meta:generator>OpenOffice/4.1.6$Win32 OpenOffice.org_project/416m1$Build-9790</meta:generator>
    <meta:document-statistic meta:table-count="0" meta:image-count="0" meta:object-count="0" meta:page-count="13" meta:paragraph-count="369" meta:word-count="4685" meta:character-count="31063"/>
  </office:meta>
</office:document-meta>
</file>